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27D557EBE7AFA8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text-properties officeooo:rsid="002ca94a" officeooo:paragraph-rsid="0035bc70"/>
    </style:style>
    <style:style style:name="P16" style:family="paragraph" style:parent-style-name="Table_20_Contents">
      <style:text-properties officeooo:paragraph-rsid="001ee474"/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Standard" style:list-style-name="L1">
      <style:text-properties officeooo:rsid="0027fb88" officeooo:paragraph-rsid="0027fb88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d4a2c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20556b"/>
    </style:style>
    <style:style style:name="T17" style:family="text">
      <style:text-properties officeooo:rsid="0035bc70"/>
    </style:style>
    <style:style style:name="T18" style:family="text">
      <style:text-properties officeooo:rsid="00374382"/>
    </style:style>
    <style:style style:name="T19" style:family="text">
      <style:text-properties officeooo:rsid="0037d1a0"/>
    </style:style>
    <style:style style:name="T20" style:family="text">
      <style:text-properties officeooo:rsid="003999d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7">#5722, #4556</text:span></text:p>
      <text:p text:style-name="P17">Dodatek č. <text:span text:style-name="T19">2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4">Personální odbor</text:span></text:p>
            <text:p text:style-name="P13">z<text:span text:style-name="T13">a</text:span>st<text:span text:style-name="T13">o</text:span>up<text:span text:style-name="T13">ena</text:span>: <text:span text:style-name="T15">Bc. Janem Novákem </text:span><text:a xlink:type="simple" xlink:href="mailto:jan.novak@pirati.cz" text:style-name="Internet_20_link" text:visited-style-name="Visited_20_Internet_20_Link"><text:span text:style-name="T15">jan.novak@pirati.cz</text:span></text:a><text:span text:style-name="T15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>kontakt: <text:span text:style-name="T16">Barbora Hradečná <text:s text:c="4"/></text:span>e-mail: <text:span text:style-name="T16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6">Daniela Bílá IČO: 87617625 ročník: 1970 bydliště: Vítězná 83/74, 36009 Karlovy Vary</text:p>
          </table:table-cell>
        </table:table-row>
        <table:table-row table:style-name="Tabulka1.3">
          <table:table-cell table:style-name="Tabulka1.A1" office:value-type="string">
            <text:list xml:id="list8660565978364807257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33026853677576" text:continue-numbering="true" text:style-name="L1">
              <text:list-item>
                <text:p text:style-name="P20">Změna – upřesnění odměny od 1.<text:span text:style-name="T20">8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0">2700</text:span> Kč měsíčně </text:p>
            <text:p text:style-name="P9"/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0">5</text:span>h <text:span text:style-name="T14">týdně </text:span>(slovy: <text:span text:style-name="T20">pě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8">V <text:span text:style-name="T14">Praze</text:span> dne <text:span text:style-name="T15">01.07.2017</text:span></text:p>
      <text:p text:style-name="P6">Za zadavatele: <text:tab/><text:tab/><text:tab/>Za dodavatele: </text:p>
      <text:p text:style-name="P7"><text:span text:style-name="T15">Vladislav Tobias Esner</text:span><text:tab/><text:tab/><text:span text:style-name="T19">Daniela Bílá</text:span></text:p>
      <text:p text:style-name="P7"/>
      <text:p text:style-name="P7"/>
      <text:p text:style-name="P6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27D557EBE7AFA86D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7-17T13:30:25.274629528</dc:date>
    <meta:editing-cycles>113</meta:editing-cycles>
    <meta:editing-duration>P24DT17H22M35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9" meta:word-count="184" meta:character-count="1355" meta:non-whitespace-character-count="1186"/>
    <meta:user-defined meta:name="Informace 1"/>
    <meta:user-defined meta:name="Informace 2"/>
    <meta:user-defined meta:name="Informace 3"/>
    <meta:user-defined meta:name="Informace 4"/>
  </office:meta>
</office:document-meta>
</file>